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Open Sans Light" fo:font-size="28pt" style:text-underline-style="none" officeooo:rsid="001e5e3f" officeooo:paragraph-rsid="001e5e3f" style:font-size-asian="28pt" style:font-size-complex="28pt"/>
    </style:style>
    <style:style style:name="P2" style:family="paragraph" style:parent-style-name="Standard">
      <style:text-properties style:font-name="Open Sans" officeooo:rsid="001e5e3f" officeooo:paragraph-rsid="001e5e3f"/>
    </style:style>
    <style:style style:name="P3" style:family="paragraph" style:parent-style-name="Standard">
      <style:text-properties style:font-name="Open Sans" officeooo:rsid="00279ec6" officeooo:paragraph-rsid="00279ec6"/>
    </style:style>
    <style:style style:name="P4" style:family="paragraph" style:parent-style-name="Standard">
      <style:text-properties style:font-name="Open Sans" officeooo:rsid="002bff25" officeooo:paragraph-rsid="002bff25"/>
    </style:style>
    <style:style style:name="P5" style:family="paragraph" style:parent-style-name="Standard" style:list-style-name="L4">
      <style:text-properties style:font-name="Open Sans" officeooo:rsid="002bff25" officeooo:paragraph-rsid="002bff25"/>
    </style:style>
    <style:style style:name="P6" style:family="paragraph" style:parent-style-name="Standard" style:list-style-name="L4">
      <style:text-properties style:font-name="Open Sans" officeooo:rsid="002bff25" officeooo:paragraph-rsid="00326b00"/>
    </style:style>
    <style:style style:name="P7" style:family="paragraph" style:parent-style-name="Standard">
      <style:text-properties style:font-name="Open Sans" officeooo:rsid="002bff25" officeooo:paragraph-rsid="002a90b4"/>
    </style:style>
    <style:style style:name="P8" style:family="paragraph" style:parent-style-name="Standard">
      <style:text-properties style:font-name="Open Sans" officeooo:rsid="00279ec6" officeooo:paragraph-rsid="00279ec6"/>
    </style:style>
    <style:style style:name="P9" style:family="paragraph" style:parent-style-name="Standard">
      <style:text-properties style:font-name="Open Sans" fo:font-weight="bold" officeooo:rsid="0030ac7a" officeooo:paragraph-rsid="0030ac7a" style:font-weight-asian="bold" style:font-weight-complex="bold"/>
    </style:style>
    <style:style style:name="P10" style:family="paragraph" style:parent-style-name="Standard">
      <style:text-properties style:font-name="Open Sans" officeooo:rsid="00236cf1" officeooo:paragraph-rsid="00236cf1"/>
    </style:style>
    <style:style style:name="P11" style:family="paragraph" style:parent-style-name="Standard" style:list-style-name="L5">
      <style:text-properties style:font-name="Open Sans" officeooo:rsid="0030ac7a" officeooo:paragraph-rsid="0030ac7a"/>
    </style:style>
    <style:style style:name="P12" style:family="paragraph" style:parent-style-name="Standard">
      <style:text-properties style:font-name="Open Sans" officeooo:rsid="0030ac7a" officeooo:paragraph-rsid="0030ac7a"/>
    </style:style>
    <style:style style:name="P13" style:family="paragraph" style:parent-style-name="Standard" style:list-style-name="L5">
      <style:text-properties style:font-name="Open Sans" officeooo:rsid="00326b00" officeooo:paragraph-rsid="00326b00"/>
    </style:style>
    <style:style style:name="P14" style:family="paragraph" style:parent-style-name="Standard">
      <style:text-properties style:font-name="Open Sans" officeooo:rsid="00326b00" officeooo:paragraph-rsid="00326b00"/>
    </style:style>
    <style:style style:name="P15" style:family="paragraph" style:parent-style-name="Standard" style:list-style-name="L7">
      <style:text-properties style:font-name="Open Sans" officeooo:rsid="00326b00" officeooo:paragraph-rsid="00326b00"/>
    </style:style>
    <style:style style:name="P16" style:family="paragraph" style:parent-style-name="Standard">
      <style:text-properties style:font-name="Open Sans" officeooo:rsid="0026f439" officeooo:paragraph-rsid="0026f439"/>
    </style:style>
    <style:style style:name="P17" style:family="paragraph" style:parent-style-name="Standard" style:list-style-name="L7">
      <style:text-properties style:font-name="Open Sans" officeooo:rsid="00353bee" officeooo:paragraph-rsid="00353bee"/>
    </style:style>
    <style:style style:name="P18" style:family="paragraph" style:parent-style-name="Standard">
      <style:text-properties style:font-name="Open Sans" officeooo:rsid="00353bee" officeooo:paragraph-rsid="00353bee"/>
    </style:style>
    <style:style style:name="P19" style:family="paragraph" style:parent-style-name="Standard">
      <style:text-properties style:font-name="Open Sans" officeooo:rsid="003700bc" officeooo:paragraph-rsid="003700bc"/>
    </style:style>
    <style:style style:name="P20" style:family="paragraph" style:parent-style-name="Standard" style:list-style-name="L5">
      <style:text-properties officeooo:paragraph-rsid="0030ac7a"/>
    </style:style>
    <style:style style:name="P21" style:family="paragraph" style:parent-style-name="Standard" style:list-style-name="L6">
      <style:text-properties officeooo:paragraph-rsid="00279ec6"/>
    </style:style>
    <style:style style:name="P22" style:family="paragraph" style:parent-style-name="Standard" style:list-style-name="L6">
      <style:text-properties officeooo:rsid="00326b00" officeooo:paragraph-rsid="00326b00"/>
    </style:style>
    <style:style style:name="T1" style:family="text">
      <style:text-properties fo:font-weight="bold" style:font-weight-asian="bold" style:font-weight-complex="bold"/>
    </style:style>
    <style:style style:name="T2" style:family="text">
      <style:text-properties fo:font-weight="bold" officeooo:rsid="0030ac7a" style:font-weight-asian="bold" style:font-weight-complex="bold"/>
    </style:style>
    <style:style style:name="T3" style:family="text">
      <style:text-properties fo:font-weight="bold" officeooo:rsid="00326b00" style:font-weight-asian="bold" style:font-weight-complex="bold"/>
    </style:style>
    <style:style style:name="T4" style:family="text">
      <style:text-properties officeooo:rsid="0030ac7a"/>
    </style:style>
    <style:style style:name="T5" style:family="text">
      <style:text-properties officeooo:rsid="00326b00"/>
    </style:style>
    <style:style style:name="T6" style:family="text">
      <style:text-properties style:font-name="Open Sans"/>
    </style:style>
    <style:style style:name="T7" style:family="text">
      <style:text-properties style:font-name="Open Sans" officeooo:rsid="0030ac7a"/>
    </style:style>
    <style:style style:name="T8" style:family="text">
      <style:text-properties style:font-name="Open Sans" officeooo:rsid="00326b00"/>
    </style:style>
    <style:style style:name="T9" style:family="text">
      <style:text-properties officeooo:rsid="00353b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Übungsserie 1</text:p>
      <text:p text:style-name="P2"/>
      <text:p text:style-name="P10"><text:span text:style-name="T2">Übung</text:span><text:span text:style-name="T1"> 1: </text:span><text:span text:style-name="T3">Planung Gamification</text:span><text:span text:style-name="T1"> </text:span><text:span text:style-name="T2">Todo App</text:span></text:p>
      <text:p text:style-name="P7"/>
      <text:p text:style-name="P14">Folgende Anforderungen sind zu beachten:</text:p>
      <text:list xml:id="list415154672815882651" text:style-name="L7">
        <text:list-item>
          <text:p text:style-name="P15">Es gibt Aufgaben (Todos, Tasks, …), welche vom Benutzer erstellt werden können (zB SEM Übungen machen). <text:span text:style-name="T9">Aufgaben sind terminiert und sollten weitere Attribute aufweisen (Priorität, Notizen, Kategorie, ...).</text:span></text:p>
        </text:list-item>
        <text:list-item>
          <text:p text:style-name="P17">Der Benutzer kann die Aufgaben in einer Liste in unterschiedlichen Sortierungen und Filterungen darstellen.</text:p>
        </text:list-item>
        <text:list-item>
          <text:p text:style-name="P17">Aufgaben haben unterschiedliche Stati, unter anderem auch Abgeschlossen.</text:p>
        </text:list-item>
        <text:list-item>
          <text:p text:style-name="P17">Aufgaben erhalten aufgrund ihrer Priorität einen Score. Wenn der Benutzer die Aufgabe vor Fälligkeit abschließt, wird ihm dieser gutgeschrieben, andernfalls abgezogen.</text:p>
        </text:list-item>
        <text:list-item>
          <text:p text:style-name="P17">Der Gesamtscore eines Benutzers errechnet sich aus allen Aufgaben, welche abgeschlossen bzw. nicht rechtzeitig abgeschlossen wurden. Der Gesamtscore soll jedoch keine statische Größe sein, sondern in definierten Zeitintervallen wieder sinken, damit der Benutzer motiviert ist sein Level zu halten.</text:p>
        </text:list-item>
      </text:list>
      <text:p text:style-name="P4"/>
      <text:p text:style-name="P4">Folgende Aufgaben sind zu bearbeiten:</text:p>
      <text:list xml:id="list6879395777967446464" text:style-name="L4">
        <text:list-item>
          <text:p text:style-name="P5">Erstellen Sie ein Use-Case Diagramm in dem Sie die Anforderungen zusammenfassen.</text:p>
        </text:list-item>
        <text:list-item>
          <text:p text:style-name="P5">Überlegen Sie sich, welche Screens (Aktivitäten in Android) Sie benötigen für die Realisierung der App.</text:p>
        </text:list-item>
        <text:list-item>
          <text:p text:style-name="P6">Erstellen Sie einen papierbasierten Prototypen, welcher Die Navigation bzw. Das Handling der App verdeutlichen soll. <text:span text:style-name="T5">Orientieren Sie sich dabei an den an den Material Design Guidlines, speziell Components und Patterns. (</text:span><text:a xlink:type="simple" xlink:href="https://www.google.com/design/spec/material-design/introduction.html"><text:span text:style-name="T5">https://www.google.com/design/spec/material-design/introduction.html</text:span></text:a><text:span text:style-name="T5">)</text:span></text:p>
        </text:list-item>
      </text:list>
      <text:p text:style-name="P4"/>
      <text:p text:style-name="P9">Übung 2</text:p>
      <text:p text:style-name="P3">Recherchieren Sie folgende Begriffe in Bezug auf die Android Plattform:</text:p>
      <text:p text:style-name="P3"/>
      <text:list xml:id="list7634508907223488531" text:style-name="L6">
        <text:list-item>
          <text:p text:style-name="P21"><text:span text:style-name="T7">Was sind “Density Indipendent Pixels”?</text:span></text:p>
        </text:list-item>
        <text:list-item>
          <text:p text:style-name="P21"><text:span text:style-name="T8">Berechnen Sie die dps dreier unterschiedlicher Geräte Ihrer Wahl</text:span></text:p>
        </text:list-item>
        <text:list-item>
          <text:p text:style-name="P22"><text:span text:style-name="T6">Was bedeutet Vorwärt- bzw. Rückwärtskombatibilität im Kontext von Android?</text:span></text:p>
        </text:list-item>
        <text:list-item>
          <text:p text:style-name="P22"><text:span text:style-name="T6">Was sind Android Support Libraries, wozu werden diese benötigt?</text:span></text:p>
        </text:list-item>
      </text:list>
      <text:p text:style-name="P3"/>
      <text:p text:style-name="P3"><text:tab/><text:span text:style-name="T5">Hilfreiche Quellen:</text:span></text:p>
      <text:list xml:id="list474805293085338276" text:style-name="L5">
        <text:list-item>
          <text:p text:style-name="P20"><text:span text:style-name="T7">Udacity: Material Design for Android Developers, Lesson 1: 1-8</text:span></text:p>
        </text:list-item>
        <text:list-item>
          <text:p text:style-name="P11"><text:a xlink:type="simple" xlink:href="https://www.youtube.com/watch?t=2&amp;v=zhszwkcay2">https://www.youtube.com/watch?t=2&amp;v=zhszwkcay2</text:a></text:p>
        </text:list-item>
        <text:list-item>
          <text:p text:style-name="P13"><text:a xlink:type="simple" xlink:href="https://developer.android.com/tools/support-library/features.html">https://developer.android.com/tools/support-library/features.html</text:a></text:p>
        </text:list-item>
      </text:list>
      <text:p text:style-name="P12"/>
      <text:p text:style-name="P16"><text:soft-page-break/><text:span text:style-name="T2">Übung</text:span><text:span text:style-name="T1"> 3</text:span></text:p>
      <text:p text:style-name="P18">Erstellen Sie eine Android Anwendung, welche aus zwei Aktivitäten besteht. Eine Startaktivität, welche eine Liste aller Tasks enthält und ein Aktivität zum Erfassen von Tasks mit Formular.</text:p>
      <text:p text:style-name="P18"/>
      <text:p text:style-name="P18">Über einen Menüeintrag in der ActionBar soll man zum Erfassen von neuen Tasks kommen. Alle erfassten Tasks sollen als eine Liste von Buttons angeordnet sein, diese Buttons sollen in einem Array gespeichert sein. Die Daten (Tasks) werden innerhalb des Arrays nur solange gespeichert, wie die Anwendung in Betrieb ist, sobald diese geschlossen wird, sind auch die erfassten Tasks weg (Persistenz machen wir später). </text:p>
      <text:p text:style-name="P18"/>
      <text:p text:style-name="P19">Als Hinweis für die Aufgabenliste: Legen Sie die Aufgaben als Buttons innerhalb einer ScrollView ab, dadurch können Sie vertikal scrollen, falls viele Aufgaben vorhanden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Open Sans Light" svg:font-family="'Open Sans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Huber</meta:initial-creator>
    <meta:creation-date>2014-10-12T19:20:59.594717822</meta:creation-date>
    <meta:generator>LibreOffice/4.2.8.2$Linux_X86_64 LibreOffice_project/420m0$Build-2</meta:generator>
    <dc:date>2015-10-08T08:06:13.069767462</dc:date>
    <dc:creator>Stefan Huber</dc:creator>
    <meta:editing-duration>PT21H22M7S</meta:editing-duration>
    <meta:editing-cycles>8</meta:editing-cycles>
    <meta:document-statistic meta:table-count="0" meta:image-count="0" meta:object-count="0" meta:page-count="2" meta:paragraph-count="26" meta:word-count="374" meta:character-count="2758" meta:non-whitespace-character-count="2423"/>
  </office:meta>
</office:document-meta>
</file>